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ccfe8" officeooo:paragraph-rsid="001ccfe8" style:font-size-asian="12.25pt" style:font-size-complex="14pt"/>
    </style:style>
    <style:style style:name="P2" style:family="paragraph" style:parent-style-name="Standard">
      <style:paragraph-properties fo:text-align="center" style:justify-single-word="false"/>
      <style:text-properties style:font-name="Arial" fo:font-size="14pt" officeooo:rsid="001ccfe8" officeooo:paragraph-rsid="001ccfe8" style:font-size-asian="14pt" style:font-size-complex="14pt"/>
    </style:style>
    <style:style style:name="P3" style:family="paragraph" style:parent-style-name="Standard">
      <style:paragraph-properties fo:text-align="start" style:justify-single-word="false"/>
      <style:text-properties style:font-name="Arial" fo:font-size="14pt" fo:font-weight="normal" officeooo:rsid="0020a3ef" officeooo:paragraph-rsid="0020a3ef"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Arial" fo:font-size="14pt" fo:font-weight="normal" officeooo:rsid="0020a3ef" officeooo:paragraph-rsid="0020a3ef"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20pt" fo:font-weight="bold" officeooo:rsid="001ccfe8" officeooo:paragraph-rsid="001ccfe8"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Arial" fo:font-size="12pt" officeooo:rsid="001ccfe8" officeooo:paragraph-rsid="001ccfe8" style:font-size-asian="10.5pt" style:font-size-complex="12pt"/>
    </style:style>
    <style:style style:name="P7" style:family="paragraph" style:parent-style-name="Standard">
      <style:paragraph-properties fo:text-align="center" style:justify-single-word="false"/>
      <style:text-properties style:font-name="Arial" fo:font-size="18pt" officeooo:rsid="001ccfe8" officeooo:paragraph-rsid="001ccfe8" style:font-size-asian="15.75pt" style:font-size-complex="18pt"/>
    </style:style>
    <style:style style:name="P8" style:family="paragraph" style:parent-style-name="Standard">
      <style:paragraph-properties fo:text-align="center" style:justify-single-word="false"/>
      <style:text-properties style:font-name="Arial" fo:font-size="18pt" fo:font-weight="bold" officeooo:rsid="001ccfe8" officeooo:paragraph-rsid="001ccfe8"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 fo:font-size="16pt" officeooo:rsid="001ccfe8" officeooo:paragraph-rsid="001ccfe8" style:font-size-asian="14pt" style:font-size-complex="16pt"/>
    </style:style>
    <style:style style:name="P10" style:family="paragraph" style:parent-style-name="Standard">
      <style:paragraph-properties fo:text-align="center" style:justify-single-word="false"/>
      <style:text-properties style:font-name="Arial" fo:font-size="16pt" fo:font-weight="bold" officeooo:rsid="001ccfe8" officeooo:paragraph-rsid="001ccfe8" style:font-size-asian="14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6pt" fo:font-weight="bold" officeooo:rsid="001e66d8" officeooo:paragraph-rsid="001e66d8"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6pt" fo:font-weight="bold" officeooo:rsid="001e66d8" officeooo:paragraph-rsid="001e66d8"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6pt" fo:font-weight="bold" officeooo:rsid="002048de" officeooo:paragraph-rsid="002048d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Arial" fo:font-size="16pt" fo:font-weight="normal" officeooo:rsid="001e66d8" officeooo:paragraph-rsid="001e66d8"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Arial" fo:font-size="16pt" fo:font-weight="normal" officeooo:rsid="001e66d8" officeooo:paragraph-rsid="001e66d8"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Arial" fo:font-size="16pt" fo:font-weight="normal" officeooo:rsid="001ff0ed" officeooo:paragraph-rsid="001ff0ed"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style:font-name="Arial" fo:font-size="16pt" fo:font-weight="normal" officeooo:rsid="001ff0ed" officeooo:paragraph-rsid="001ff0ed"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style:font-name="Arial" fo:font-size="16pt" fo:font-weight="normal" officeooo:rsid="002048de" officeooo:paragraph-rsid="002048de"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Arial" fo:font-size="16pt" fo:font-weight="normal" officeooo:rsid="002048de" officeooo:paragraph-rsid="002048de"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style:font-name="Arial" fo:font-size="16pt" fo:font-weight="normal" officeooo:rsid="0020a3ef" officeooo:paragraph-rsid="0020a3ef" style:font-size-asian="16pt" style:font-weight-asian="normal" style:font-size-complex="16pt" style:font-weight-complex="normal"/>
    </style:style>
    <style:style style:name="P21" style:family="paragraph" style:parent-style-name="Standard">
      <style:paragraph-properties fo:text-align="center" style:justify-single-word="false"/>
      <style:text-properties style:font-name="Arial" fo:font-size="15pt" fo:font-weight="bold" officeooo:rsid="001e66d8" officeooo:paragraph-rsid="001e66d8"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Arial" fo:font-size="15pt" fo:font-weight="bold" officeooo:rsid="001e66d8" officeooo:paragraph-rsid="001e66d8" style:font-size-asian="15pt" style:font-weight-asian="bold" style:font-size-complex="15pt" style:font-weight-complex="bold"/>
    </style:style>
    <style:style style:name="P2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Arial" fo:font-size="15pt" fo:font-weight="bold" officeooo:rsid="001e66d8" officeooo:paragraph-rsid="001e66d8" style:font-size-asian="15pt" style:font-weight-asian="bold" style:font-size-complex="15pt" style:font-weight-complex="bold"/>
    </style:style>
    <style:style style:name="P2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Arial" fo:font-size="16pt" fo:font-weight="bold" officeooo:rsid="001e66d8" officeooo:paragraph-rsid="001e66d8" style:font-size-asian="16pt" style:font-weight-asian="bold" style:font-size-complex="16pt" style:font-weight-complex="bold"/>
    </style:style>
    <style:style style:name="P25"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Arial" fo:font-size="16pt" fo:font-weight="normal" officeooo:rsid="001ff0ed" officeooo:paragraph-rsid="001ff0ed" style:font-size-asian="16pt" style:font-weight-asian="normal" style:font-size-complex="16pt" style:font-weight-complex="normal"/>
    </style:style>
    <style:style style:name="P2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Arial" fo:font-size="16pt" fo:font-weight="normal" officeooo:rsid="002048de" officeooo:paragraph-rsid="002048de" style:font-size-asian="16pt" style:font-weight-asian="normal" style:font-size-complex="16pt" style:font-weight-complex="normal"/>
    </style:style>
    <style:style style:name="P2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Arial" fo:font-size="14pt" fo:font-weight="normal" officeooo:rsid="0020a3ef" officeooo:paragraph-rsid="0020a3ef" style:font-size-asian="12.25pt" style:font-weight-asian="normal" style:font-size-complex="14pt" style:font-weight-complex="normal"/>
    </style:style>
    <style:style style:name="P28" style:family="paragraph" style:parent-style-name="Text_20_body">
      <style:paragraph-properties fo:text-align="center" style:justify-single-word="false"/>
      <style:text-properties style:font-name="Arial" fo:font-size="14pt" officeooo:rsid="001ccfe8" officeooo:paragraph-rsid="001ccfe8" style:font-size-asian="14pt" style:font-size-complex="14pt"/>
    </style:style>
    <style:style style:name="P29" style:family="paragraph" style:parent-style-name="Text_20_body">
      <style:paragraph-properties fo:text-align="center" style:justify-single-word="false"/>
      <style:text-properties style:font-name="Arial" fo:font-size="14pt" style:font-size-asian="14pt" style:font-size-complex="14pt"/>
    </style:style>
    <style:style style:name="T1" style:family="text">
      <style:text-properties fo:font-weight="normal" style:font-weight-asian="normal" style:font-weight-complex="normal"/>
    </style:style>
    <style:style style:name="T2" style:family="text">
      <style:text-properties officeooo:rsid="002139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loor Sixteen</text:p>
      <text:p text:style-name="P6">Lyrically Speaking Up</text:p>
      <text:p text:style-name="P1"/>
      <text:p text:style-name="P1"/>
      <text:p text:style-name="P8">Telling your unique story through Lyrics</text:p>
      <text:p text:style-name="P7"/>
      <text:p text:style-name="P7"/>
      <text:p text:style-name="P10">16 Bars to make a verse, 32 lines to make a story</text:p>
      <text:p text:style-name="P9"/>
      <text:p text:style-name="P28">Lorem ipsum dolor sit amet, consectetur adipiscing elit. In ultrices consequat massa ac efficitur. Praesent porttitor, eros ut cursus tincidunt, ipsum ante dignissim dolor, quis volutpat lectus erat non augue. Duis est sem, placerat sit amet erat laoreet, pellentesque mattis ligula. Donec vel tincidunt ante, quis mattis nulla. Sed lacinia eget nulla quis sodales. Cras vitae auctor mi. Phasellus quis ultrices massa. Fusce sed massa mi. Vivamus ut mi lectus. Sed et venenatis eros, at venenatis neque. Nunca tristique ut, hendrerit a lacus. </text:p>
      <text:p text:style-name="P28"/>
      <text:p text:style-name="P29">Orci varius natoque penatibus et magnis dis parturient montes, nascetur ridicul finibus. Suspendisse dolor nulla, facilisis vel lorem a, egestas facilisis justo. </text:p>
      <text:p text:style-name="P29"/>
      <text:p text:style-name="P2">Mauris gravida ullamcorper tincidunt. Aliquam eu eros non magna ornare dapibus ut in quam. </text:p>
      <text:p text:style-name="P2"/>
      <text:p text:style-name="P21">In this guide we talk about how to get in the mind state.</text:p>
      <text:p text:style-name="P21"/>
      <text:p text:style-name="P23"/>
      <text:p text:style-name="P22"/>
      <text:p text:style-name="P12">Hey Reader,</text:p>
      <text:p text:style-name="P12"/>
      <text:p text:style-name="P14">Morbi et dolor nec turpis ullamcorper luctus. Phasellus porta luctus nisi et accumsan. Duis elementum euismod augue, vitae sodales.</text:p>
      <text:p text:style-name="P14"/>
      <text:p text:style-name="P14">Fusce ut semper dui. Fusce in nisl auctor mauris iaculis porttitor. <text:s/>Pellentesque fringilla mi in dui molestie, et fermentum nisi blandit. </text:p>
      <text:p text:style-name="P14"/>
      <text:p text:style-name="P12"><text:soft-page-break/>Floor Sixteen</text:p>
      <text:p text:style-name="P24"/>
      <text:p text:style-name="P12"/>
      <text:p text:style-name="P12"/>
      <text:p text:style-name="P11">Catch up on the lastest articles making you a better Lyricist</text:p>
      <text:p text:style-name="P11"/>
      <text:p text:style-name="P11"/>
      <text:p text:style-name="P15">Quisque tempor orci nec sagittis efficitur. Integer vitae metus mauris. Proin tellus massa, condimentum eu libero et, venenatis tristique enim. Cras rutrum id diam ac euismod. Morbi et dolor nec turpis ullamcorper luctus. Phasellus porta luctus nisi et accumsan. </text:p>
      <text:p text:style-name="P15"/>
      <text:p text:style-name="P15"/>
      <text:p text:style-name="P17">Riding the Beat (Real meaning of Flow)</text:p>
      <text:p text:style-name="P17">Boom Bap Original (Universal Drum Pattern)</text:p>
      <text:p text:style-name="P17">Abstract Bars (Rhyme Schemes)</text:p>
      <text:p text:style-name="P17"/>
      <text:p text:style-name="P25"/>
      <text:p text:style-name="P16"/>
      <text:p text:style-name="P16"/>
      <text:p text:style-name="P13">Definition of being lyrical (<text:span text:style-name="T1">25% OFF</text:span>)</text:p>
      <text:p text:style-name="P18">The Bundle</text:p>
      <text:p text:style-name="P18"/>
      <text:p text:style-name="P18">By Floor Sixteen</text:p>
      <text:p text:style-name="P18"/>
      <text:p text:style-name="P13">$29.99 (25% OFF!)</text:p>
      <text:p text:style-name="P13"/>
      <text:p text:style-name="P18">Pellentesque dignissim magna metus, ac luctus mauris pulvinar ut. Cras lobortis porta urna quis tincidunt. Maecenas sollicitudin consectetur mattis. Nunc arcu turpis, semper vel rutrum a, ullamcorper nec mi. Pellentesque venenatis felis at.</text:p>
      <text:p text:style-name="P18"/>
      <text:p text:style-name="P20">(Get the Bundle)</text:p>
      <text:p text:style-name="P26"/>
      <text:p text:style-name="P19"/>
      <text:p text:style-name="P3"><text:soft-page-break/>Thank You for being a Super Reader. <text:s/>Please feel free to reach out at anytime with any question or <text:span text:style-name="T2">feedback.</text:span></text:p>
      <text:p text:style-name="P3"/>
      <text:p text:style-name="P3">Best,</text:p>
      <text:p text:style-name="P3"/>
      <text:p text:style-name="P3">Floor Sixteen</text:p>
      <text:p text:style-name="P3"/>
      <text:p text:style-name="P27"/>
      <text:p text:style-name="P3"/>
      <text:p text:style-name="P3"/>
      <text:p text:style-name="P3">FACEBOOK<text:tab/><text:tab/><text:tab/><text:tab/>TWITTER<text:tab/><text:tab/><text:tab/><text:tab/> <text:s text:c="5"/>INSTAGRAM</text:p>
      <text:p text:style-name="P3"/>
      <text:p text:style-name="P4">Copyright <text:s text:c="3"/>2018 - 2019 Floor Sixteen, All rights reserved.</text:p>
      <text:p text:style-name="P4">Floor Sixteen PO BOX 3108 San Diego, CA <text:s/>92115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5:29:28.633000000</meta:creation-date>
    <dc:date>2018-07-05T16:34:32.788000000</dc:date>
    <meta:editing-duration>PT1M38S</meta:editing-duration>
    <meta:editing-cycles>1</meta:editing-cycles>
    <meta:document-statistic meta:table-count="0" meta:image-count="0" meta:object-count="0" meta:page-count="3" meta:paragraph-count="29" meta:word-count="361" meta:character-count="2313" meta:non-whitespace-character-count="1958"/>
    <meta:generator>LibreOffice/5.4.4.2$Windows_X86_64 LibreOffice_project/2524958677847fb3bb44820e40380acbe820f960</meta:generator>
  </office:meta>
</office:document-meta>
</file>